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ffb1" officeooo:paragraph-rsid="0008ffb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8ffb1" officeooo:paragraph-rsid="0008ffb1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officeooo:rsid="0008ffb1" officeooo:paragraph-rsid="0008ffb1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8ffb1" officeooo:paragraph-rsid="00094a1e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094a1e" officeooo:paragraph-rsid="00094a1e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0b408b" officeooo:paragraph-rsid="000b408b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0b408b" officeooo:paragraph-rsid="000e238d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0c1d51" officeooo:paragraph-rsid="000c1d51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fo:font-weight="bold" officeooo:rsid="000cecd6" officeooo:paragraph-rsid="000cecd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6pt" fo:font-weight="normal" officeooo:rsid="000cecd6" officeooo:paragraph-rsid="000cecd6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6pt" fo:font-weight="normal" officeooo:rsid="000e238d" officeooo:paragraph-rsid="000e238d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6pt" fo:font-weight="normal" officeooo:rsid="0011042f" officeooo:paragraph-rsid="0011042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16pt" fo:font-weight="normal" officeooo:rsid="0011042f" officeooo:paragraph-rsid="00133244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6pt" fo:font-weight="normal" officeooo:rsid="0011042f" officeooo:paragraph-rsid="0012f8d9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6pt" fo:font-weight="normal" officeooo:rsid="0012e4c7" officeooo:paragraph-rsid="0012f8d9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6pt" fo:font-weight="normal" officeooo:rsid="00133244" officeooo:paragraph-rsid="00133244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6pt" fo:font-weight="normal" officeooo:rsid="00148704" officeooo:paragraph-rsid="00148704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6pt" fo:font-weight="normal" officeooo:rsid="00161486" officeooo:paragraph-rsid="0016148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16pt" officeooo:rsid="0008ffb1" officeooo:paragraph-rsid="0008ffb1" style:font-size-asian="14pt" style:font-size-complex="16pt"/>
    </style:style>
    <style:style style:name="P20" style:family="paragraph" style:parent-style-name="Standard">
      <style:paragraph-properties fo:text-align="end" style:justify-single-word="false"/>
      <style:text-properties fo:font-size="16pt" fo:font-weight="normal" officeooo:rsid="00133244" officeooo:paragraph-rsid="00133244" style:font-size-asian="14pt" style:font-weight-asian="normal" style:font-size-complex="16pt" style:font-weight-complex="normal"/>
    </style:style>
    <style:style style:name="T1" style:family="text">
      <style:text-properties officeooo:rsid="00094a1e"/>
    </style:style>
    <style:style style:name="T2" style:family="text">
      <style:text-properties officeooo:rsid="000c1d51"/>
    </style:style>
    <style:style style:name="T3" style:family="text">
      <style:text-properties officeooo:rsid="0011042f"/>
    </style:style>
    <style:style style:name="T4" style:family="text">
      <style:text-properties officeooo:rsid="0012e4c7"/>
    </style:style>
    <style:style style:name="T5" style:family="text">
      <style:text-properties officeooo:rsid="00133244"/>
    </style:style>
    <style:style style:name="T6" style:family="text">
      <style:text-properties officeooo:rsid="0016e35d"/>
    </style:style>
    <style:style style:name="T7" style:family="text">
      <style:text-properties officeooo:rsid="00171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دورة الأندرويد ل يوديمي</text:p>
      <text:p text:style-name="P2">أهم الملاحظات المهمة في الدروس </text:p>
      <text:p text:style-name="P19">الدرس الأول :</text:p>
      <text:p text:style-name="P19"><text:span text:style-name="T7">HHHHHHHHHHHHHHDLLLO DO</text:span>1\</text:p>
      <text:p text:style-name="P3">الأكتيفيتي مثل الموقع الإلكتروني الموقع هو مجموعة من الصفحات وله صفحة الرئيسية </text:p>
      <text:p text:style-name="P4">كذالك الأكتيفيتي مثل الموقع الألكتروني</text:p>
      <text:p text:style-name="P5">تطيبيق الأندرويد هو عبارة عن مجموعة من الأكتيفتي و</text:p>
      <text:p text:style-name="P4"><text:span text:style-name="T1">والموقع الأكتروني هو مجموعة من الصفحات الإلكترونية </text:span><text:s/>.</text:p>
      <text:p text:style-name="P3">2\</text:p>
      <text:p text:style-name="P3">Android menifest.XML</text:p>
      <text:p text:style-name="P5">هي عبارة ملف إكس <text:span text:style-name="T6">{GDGGDKBWINJIX#$%^&amp;*(}</text:span>أم أل لإدارة الأكتيفيتي وإضافة الخصائص لها </text:p>
      <text:p text:style-name="P5">وجميع الأكتيفتي في التطبيق مضافة لهذا الملف .</text:p>
      <text:p text:style-name="P5"/>
      <text:p text:style-name="P5">الدرس الثاني:</text:p>
      <text:p text:style-name="P6">تعلمنا في هذا الدرس جميع دوال دورة حياة الأكتيفيتي الستة وهي </text:p>
      <text:p text:style-name="P6">onCreate</text:p>
      <text:p text:style-name="P6">onStart</text:p>
      <text:p text:style-name="P6">onResume</text:p>
      <text:p text:style-name="P6">onPuase</text:p>
      <text:p text:style-name="P6">onStop</text:p>
      <text:p text:style-name="P6">onDestroy</text:p>
      <text:p text:style-name="P7">إضافة الى دالتين وهما</text:p>
      <text:p text:style-name="P7"><text:s/></text:p>
      <text:p text:style-name="P6">onsaveinstancState</text:p>
      <text:p text:style-name="P6">وهي دالة للحفظ الحالة اللتي <text:span text:style-name="T2">كان بها التطبيق في آخر مرة إشتغل فيها </text:span></text:p>
      <text:p text:style-name="P8">ويتم إستدعاء هذه الدالة <text:span text:style-name="T6">{GGGGGGGGGJDHCSINIW}</text:span>عند الضغط على زر المنزل أو إستدعأ أكتيفيتي أخرى </text:p>
      <text:p text:style-name="P9">حسب مافهمنا</text:p>
      <text:p text:style-name="P10"/>
      <text:p text:style-name="P11">والدالة الأخرى هي </text:p>
      <text:p text:style-name="P11">onRestorInstanceState</text:p>
      <text:p text:style-name="P11"><text:s/><text:span text:style-name="T7">HHHHKIKDICK&lt;&lt;&lt;DOX((XX(X(X(XX(X</text:span>ما فهمت شيء عنها الى الآن ):</text:p>
      <text:p text:style-name="P11">---------------------------------</text:p>
      <text:p text:style-name="P11">LOG class</text:p>
      <text:p text:style-name="P11">تعلمت في هذا الدرس كيفية طباعة رسائل من ها الكلاس على ال </text:p>
      <text:p text:style-name="P11">logcat</text:p>
      <text:p text:style-name="P11"><text:soft-page-break/>وإستخدام فلتر خاص بهذه الرسائل وإضافته أيضا لل </text:p>
      <text:p text:style-name="P11">logcat </text:p>
      <text:p text:style-name="P11"><text:s/><text:span text:style-name="T3">الدرس الثالث</text:span></text:p>
      <text:p text:style-name="P12">تعلمت في هذه الدرس </text:p>
      <text:p text:style-name="P12">كيفية أضافة الليأوت عن طريق <text:span text:style-name="T7">fd;;;;;;;;l;l;l;l;l;l;l</text:span>ود الجافا وإضافة البعض الفيوس مثل الزر عن طريق </text:p>
      <text:p text:style-name="P13"><text:s/><text:span text:style-name="T5">ك</text:span>ود الجافا <text:span text:style-name="T4">وإضافة بعض الخصائص لهم مثل اللون وحجم النصو الخ . عن طريق إضافة الكلاس </text:span></text:p>
      <text:p text:style-name="P16">RelativeLayout.LayoutParams</text:p>
      <text:p text:style-name="P16">حيث يمكنه إضافة الكثير من الخصائص لأي شكل أو فيو </text:p>
      <text:p text:style-name="P16"><text:s/></text:p>
      <text:p text:style-name="P14"/>
      <text:p text:style-name="P15"><text:s text:c="2"/></text:p>
      <text:p text:style-name="P16">الدرس الرابع </text:p>
      <text:p text:style-name="P16">التحويل من الالبيكسل الى الدي بي وهو عن طريق الكلاس </text:p>
      <text:p text:style-name="P16"><text:tab/>Typed</text:p>
      <text:p text:style-name="P16"><text:s/></text:p>
      <text:p text:style-name="P17">وشرح ال</text:p>
      <text:p text:style-name="P17">Grid Layout </text:p>
      <text:p text:style-name="P17">بحيث تأتي العناصر فيها بشكل جدول أفقياً وعامودياً وتم شرح بعض الخصائض فيها </text:p>
      <text:p text:style-name="P17"/>
      <text:p text:style-name="P18">الدرس الخامس </text:p>
      <text:p text:style-name="P18">تعلمنا في هذا الدرس إضافة ال</text:p>
      <text:p text:style-name="P18">onCliocklistener </text:p>
      <text:p text:style-name="P18">و</text:p>
      <text:p text:style-name="P18"><text:s text:c="3"/>onLongClickListener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3:53:43.491439754</meta:creation-date>
    <dc:date>2017-05-19T00:16:12.421306694</dc:date>
    <meta:editing-duration>PT1H38M3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246" meta:character-count="1582" meta:non-whitespace-character-count="1354"/>
  </office:meta>
</office:document-meta>
</file>